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in" fo:margin-bottom="0in" loext:contextual-spacing="false"/>
    </style:style>
    <style:style style:name="P4" style:family="paragraph" style:parent-style-name="Text_20_body" style:list-style-name="L1">
      <style:paragraph-properties fo:margin-top="0in" fo:margin-bottom="0in" loext:contextual-spacing="false"/>
      <style:text-properties officeooo:paragraph-rsid="000426a9"/>
    </style:style>
    <style:style style:name="T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Strong_20_Emphasis">Technical Requirements</text:span></text:p>
      <text:p text:style-name="Text_20_body"><text:span text:style-name="Strong_20_Emphasis"><text:span text:style-name="T1">To address the challenges identified in the existing Java plugin frameworks, the proposed new plugin framework aims to provide a seamless, lightweight, and modern solution for integrating plugins into applications. The following technical requirements outline the features and functionalities that the new framework should offer:</text:span></text:span></text:p>
      <text:list xml:id="list968225744" text:style-name="L1">
        <text:list-item>
          <text:p text:style-name="P1"><text:span text:style-name="Strong_20_Emphasis">Annotation-Based Plugin Identification:</text:span></text:p>
          <text:list>
            <text:list-item>
              <text:p text:style-name="P3">Plugins will be identified using annotations, simplifying the process of marking classes as plugins and reducing the need for external configuration.</text:p>
            </text:list-item>
          </text:list>
        </text:list-item>
        <text:list-item>
          <text:p text:style-name="P1"><text:span text:style-name="Strong_20_Emphasis">Hook Annotations for Lifecycle Management:</text:span></text:p>
          <text:list>
            <text:list-item>
              <text:p text:style-name="P4">The framework will offer annotations such as <text:span text:style-name="Source_20_Text">@Start</text:span> and <text:span text:style-name="Source_20_Text">@Stop</text:span> to facilitate easy management of plugin lifecyTextcle. These annotations will define methods that are automatically triggered when a plugin starts or stops.</text:p>
            </text:list-item>
          </text:list>
        </text:list-item>
        <text:list-item>
          <text:p text:style-name="P1"><text:span text:style-name="Strong_20_Emphasis">Compile-Time Plugin Import:</text:span></text:p>
          <text:list>
            <text:list-item>
              <text:p text:style-name="P3">Plugins can be imported at compile time by referencing configuration files and JAR files. This approach ensures that plugins are known and integrated during the compilation phase.</text:p>
            </text:list-item>
          </text:list>
        </text:list-item>
        <text:list-item>
          <text:p text:style-name="P1"><text:span text:style-name="Strong_20_Emphasis">Plugin Management Kernel:</text:span></text:p>
          <text:list>
            <text:list-item>
              <text:p text:style-name="P3">The framework will include a robust plugin management kernel that handles the loading, initialization, and coordination of plugins. This kernel will streamline the plugin integration process for developers.</text:p>
            </text:list-item>
          </text:list>
        </text:list-item>
        <text:list-item>
          <text:p text:style-name="P1"><text:span text:style-name="Strong_20_Emphasis">Plugin as Singleton Service Provider:</text:span></text:p>
          <text:list>
            <text:list-item>
              <text:p text:style-name="P3">Each plugin will be designed as a singleton instance that provides a specific service or functionality. This design promotes efficient resource utilization and ensures consistent behavior across the application.</text:p>
            </text:list-item>
          </text:list>
        </text:list-item>
        <text:list-item>
          <text:p text:style-name="P1"><text:span text:style-name="Strong_20_Emphasis">Extension Points for Enhanced Functionality:</text:span></text:p>
          <text:list>
            <text:list-item>
              <text:p text:style-name="P3">The framework will support extension points, enabling one plugin to enhance the functionality of another component. This architecture encourages modular development and flexible integration of functionalities.</text:p>
            </text:list-item>
          </text:list>
        </text:list-item>
        <text:list-item>
          <text:p text:style-name="P1"><text:span text:style-name="Strong_20_Emphasis">Event-Based Communication Between Plugins:</text:span></text:p>
          <text:list>
            <text:list-item>
              <text:p text:style-name="P3">Plugins will communicate through an event-based system, allowing them to exchange information, trigger actions, and respond to events across the application. This approach facilitates loose coupling and enhances extensibility.</text:p>
            </text:list-item>
          </text:list>
        </text:list-item>
        <text:list-item>
          <text:p text:style-name="P1"><text:span text:style-name="Strong_20_Emphasis">Seamless Integration of Plugins:</text:span></text:p>
          <text:list>
            <text:list-item>
              <text:p text:style-name="P3">The framework will prioritize providing an intuitive and streamlined integration process for plugins. This includes minimizing configuration overhead and simplifying the setup steps.</text:p>
            </text:list-item>
          </text:list>
        </text:list-item>
        <text:list-item>
          <text:p text:style-name="P1"><text:soft-page-break/><text:span text:style-name="Strong_20_Emphasis">Modern Compatibility:</text:span></text:p>
          <text:list>
            <text:list-item>
              <text:p text:style-name="P3">The framework will be designed to ensure compatibility with modern Java versions and APIs, addressing the limitations of older frameworks and supporting the latest software development practices.</text:p>
            </text:list-item>
          </text:list>
        </text:list-item>
        <text:list-item>
          <text:p text:style-name="P1"><text:span text:style-name="Strong_20_Emphasis">Documentation and Tutorials:</text:span></text:p>
        </text:list-item>
      </text:list>
      <text:list xml:id="list4206392489" text:style-name="L2">
        <text:list-item>
          <text:p text:style-name="P2">Comprehensive documentation, tutorials, and examples will be provided to guide developers through the plugin development and integration process. This will support both beginners and experienced developers.</text:p>
        </text:list-item>
      </text:list>
      <text:p text:style-name="Text_20_body">By fulfilling these technical requirements, the proposed new plugin framework aims to offer a user-friendly, lightweight, and contemporary solution for integrating plugins into Java applications. This framework will empower developers to enhance their projects with external functionalities while focusing on innovation rather than dealing with the complexities of existing options.</text:p>
      <text:p text:style-name="Text_20_body"><text:span text:style-name="Strong_20_Emphasi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16T21:06:30.364828424</meta:creation-date>
    <dc:date>2023-08-17T16:02:10.890032927</dc:date>
    <meta:editing-duration>PT18M12S</meta:editing-duration>
    <meta:editing-cycles>2</meta:editing-cycles>
    <meta:generator>LibreOffice/6.4.7.2$Linux_X86_64 LibreOffice_project/40$Build-2</meta:generator>
    <meta:document-statistic meta:table-count="0" meta:image-count="0" meta:object-count="0" meta:page-count="2" meta:paragraph-count="23" meta:word-count="422" meta:character-count="3082" meta:non-whitespace-character-count="2703"/>
  </office:meta>
</office:document-meta>
</file>